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ArraySerializer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ngArraySerializer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ngArraySerializerTest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ngArraySerializerTest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